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1C000000B2D940E7FB94A3BC88.png" manifest:media-type="image/png"/>
  <manifest:file-entry manifest:full-path="Pictures/10000201000001AA000000B4FB0793EC51971BC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3" style:family="table">
      <style:table-properties style:width="18.821cm" table:align="margins" style:shadow="#dddddd 0.18cm 0.18cm"/>
    </style:style>
    <style:style style:name="Tabla3.A" style:family="table-column">
      <style:table-column-properties style:column-width="6.486cm" style:rel-column-width="22585*"/>
    </style:style>
    <style:style style:name="Tabla3.B" style:family="table-column">
      <style:table-column-properties style:column-width="5.886cm" style:rel-column-width="20495*"/>
    </style:style>
    <style:style style:name="Tabla3.C" style:family="table-column">
      <style:table-column-properties style:column-width="6.449cm" style:rel-column-width="22455*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00a0c6" fo:padding="0.097cm" fo:border-left="1pt solid #00a0c6" fo:border-right="none" fo:border-top="1pt solid #00a0c6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none" fo:border-top="1pt solid #00a0c6" fo:border-bottom="none">
        <style:background-image/>
      </style:table-cell-properties>
    </style:style>
    <style:style style:name="Tabla3.C1" style:family="table-cell">
      <style:table-cell-properties fo:background-color="transparent" fo:padding="0.097cm" fo:border-left="none" fo:border-right="1pt solid #00a0c6" fo:border-top="1pt solid #00a0c6" fo:border-bottom="1pt solid #00a0c6">
        <style:background-image/>
      </style:table-cell-properties>
    </style:style>
    <style:style style:name="Tabla3.2" style:family="table-row">
      <style:table-row-properties style:min-row-height="2.293cm"/>
    </style:style>
    <style:style style:name="Tabla3.A2" style:family="table-cell">
      <style:table-cell-properties fo:background-color="#00a0c6" fo:padding="0.097cm" fo:border-left="1pt solid #00a0c6" fo:border-right="none" fo:border-top="none" fo:border-bottom="1pt solid #00a0c6">
        <style:background-image/>
      </style:table-cell-properties>
    </style:style>
    <style:style style:name="Tabla3.B2" style:family="table-cell">
      <style:table-cell-properties fo:padding="0.097cm" fo:border-left="none" fo:border-right="none" fo:border-top="none" fo:border-bottom="1pt solid #00a0c6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79cm" style:rel-column-width="33765*"/>
    </style:style>
    <style:style style:name="Tabla4.B" style:family="table-column">
      <style:table-column-properties style:column-width="0.309cm" style:rel-column-width="1064*"/>
    </style:style>
    <style:style style:name="Tabla4.C" style:family="table-column">
      <style:table-column-properties style:column-width="8.902cm" style:rel-column-width="30706*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9.788cm" table:align="margins"/>
    </style:style>
    <style:style style:name="Tabla5.A" style:family="table-column">
      <style:table-column-properties style:column-width="4.893cm" style:rel-column-width="32767*"/>
    </style:style>
    <style:style style:name="Tabla5.B" style:family="table-column">
      <style:table-column-properties style:column-width="4.895cm" style:rel-column-width="32768*"/>
    </style:style>
    <style:style style:name="Tabla5.A1" style:family="table-cell">
      <style:table-cell-properties fo:padding="0.097cm" fo:border="none"/>
    </style:style>
    <style:style style:name="Tabla6" style:family="table">
      <style:table-properties style:width="8.904cm" table:align="margins"/>
    </style:style>
    <style:style style:name="Tabla6.A" style:family="table-column">
      <style:table-column-properties style:column-width="4.452cm" style:rel-column-width="32767*"/>
    </style:style>
    <style:style style:name="Tabla6.B" style:family="table-column">
      <style:table-column-properties style:column-width="4.452cm" style:rel-column-width="3276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18.821cm" table:align="margins" style:shadow="#dddddd 0.18cm 0.18cm"/>
    </style:style>
    <style:style style:name="Tabla1.A" style:family="table-column">
      <style:table-column-properties style:column-width="0.699cm" style:rel-column-width="2433*"/>
    </style:style>
    <style:style style:name="Tabla1.B" style:family="table-column">
      <style:table-column-properties style:column-width="4.842cm" style:rel-column-width="16858*"/>
    </style:style>
    <style:style style:name="Tabla1.C" style:family="table-column">
      <style:table-column-properties style:column-width="1.88cm" style:rel-column-width="6546*"/>
    </style:style>
    <style:style style:name="Tabla1.D" style:family="table-column">
      <style:table-column-properties style:column-width="1.099cm" style:rel-column-width="3826*"/>
    </style:style>
    <style:style style:name="Tabla1.E" style:family="table-column">
      <style:table-column-properties style:column-width="2.27cm" style:rel-column-width="7902*"/>
    </style:style>
    <style:style style:name="Tabla1.F" style:family="table-column">
      <style:table-column-properties style:column-width="2.295cm" style:rel-column-width="7988*"/>
    </style:style>
    <style:style style:name="Tabla1.G" style:family="table-column">
      <style:table-column-properties style:column-width="2.97cm" style:rel-column-width="10342*"/>
    </style:style>
    <style:style style:name="Tabla1.H" style:family="table-column">
      <style:table-column-properties style:column-width="2.769cm" style:rel-column-width="9640*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00a0c6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00a0c6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-left="0.05pt solid #b2b2b2" fo:border-right="none" fo:border-top="none" fo:border-bottom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="0.097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-left="0.05pt solid #b2b2b2" fo:border-right="none" fo:border-top="none" fo:border-bottom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="0.097cm" fo:border="none"/>
    </style:style>
    <style:style style:name="Tabla1.A7" style:family="table-cell">
      <style:table-cell-properties style:vertical-align="middle" fo:padding="0.097cm" fo:border-left="0.05pt solid #b2b2b2" fo:border-right="none" fo:border-top="none" fo:border-bottom="0.05pt solid #b2b2b2"/>
    </style:style>
    <style:style style:name="Tabla1.F7" style:family="table-cell">
      <style:table-cell-properties style:vertical-align="middle" fo:background-color="#00a0c6" fo:padding="0.097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paragraph-properties fo:line-height="150%" fo:text-align="end" style:justify-single-word="false"/>
      <style:text-properties fo:color="#333333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333333" fo:font-size="32pt" style:text-underline-style="none" fo:font-weight="bold" officeooo:rsid="002db3dd" officeooo:paragraph-rsid="002db3d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333333" fo:font-size="32pt" style:text-underline-style="none" fo:font-weight="bold" officeooo:rsid="002db3dd" officeooo:paragraph-rsid="00e32b9d" style:font-size-asian="32pt" style:font-weight-asian="bold" style:font-size-complex="32pt" style:font-weight-complex="bold"/>
    </style:style>
    <style:style style:name="P4" style:family="paragraph" style:parent-style-name="Standard">
      <style:text-properties fo:color="#333333" style:text-underline-style="solid" style:text-underline-width="auto" style:text-underline-color="font-color" officeooo:rsid="001cd9e1" officeooo:paragraph-rsid="001cd9e1"/>
    </style:style>
    <style:style style:name="P5" style:family="paragraph" style:parent-style-name="Standard">
      <style:text-properties fo:color="#333333" fo:font-size="10.5pt" officeooo:rsid="001cd9e1" officeooo:paragraph-rsid="001cd9e1" style:font-size-asian="10.5pt" style:font-size-complex="10.5pt"/>
    </style:style>
    <style:style style:name="P6" style:family="paragraph" style:parent-style-name="Standard">
      <style:text-properties fo:color="#333333" fo:font-size="10.5pt" style:text-underline-style="none" officeooo:rsid="001cd9e1" officeooo:paragraph-rsid="001cd9e1" style:font-size-asian="10.5pt" style:font-size-complex="10.5pt"/>
    </style:style>
    <style:style style:name="P7" style:family="paragraph" style:parent-style-name="Standard">
      <style:paragraph-properties fo:text-align="center" style:justify-single-word="false"/>
      <style:text-properties fo:color="#333333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33" fo:font-size="10pt" style:text-underline-style="none" fo:font-weight="normal" officeooo:rsid="002f9037" officeooo:paragraph-rsid="00e60cdf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333333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fo:color="#333333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2f9037" officeooo:paragraph-rsid="002f9037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21ecd2" officeooo:paragraph-rsid="001cd9e1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paragraph-rsid="0021ecd2"/>
    </style:style>
    <style:style style:name="P15" style:family="paragraph" style:parent-style-name="Standard">
      <style:paragraph-properties fo:text-align="justify" style:justify-single-word="false"/>
      <style:text-properties officeooo:paragraph-rsid="00cf41b0"/>
    </style:style>
    <style:style style:name="P16" style:family="paragraph" style:parent-style-name="Standard">
      <style:paragraph-properties fo:text-align="justify" style:justify-single-word="false"/>
      <style:text-properties officeooo:paragraph-rsid="00e60cdf"/>
    </style:style>
    <style:style style:name="P17" style:family="paragraph" style:parent-style-name="Standard">
      <style:paragraph-properties fo:text-align="justify" style:justify-single-word="false"/>
      <style:text-properties officeooo:paragraph-rsid="00e6bb46"/>
    </style:style>
    <style:style style:name="P18" style:family="paragraph" style:parent-style-name="Standard">
      <style:paragraph-properties fo:text-align="justify" style:justify-single-word="false"/>
      <style:text-properties officeooo:paragraph-rsid="0036b5e1"/>
    </style:style>
    <style:style style:name="P19" style:family="paragraph" style:parent-style-name="Standard">
      <style:paragraph-properties fo:text-align="justify" style:justify-single-word="false"/>
      <style:text-properties officeooo:paragraph-rsid="01135a6d"/>
    </style:style>
    <style:style style:name="P20" style:family="paragraph" style:parent-style-name="Standard">
      <style:text-properties officeooo:paragraph-rsid="0036b5e1"/>
    </style:style>
    <style:style style:name="P21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facae0" officeooo:paragraph-rsid="00d912b0" style:font-size-asian="10.5pt" style:font-weight-asian="normal" style:font-size-complex="10.5pt" style:font-weight-complex="normal"/>
    </style:style>
    <style:style style:name="P22" style:family="paragraph" style:parent-style-name="Standard">
      <style:text-properties officeooo:paragraph-rsid="001cd9e1"/>
    </style:style>
    <style:style style:name="P23" style:family="paragraph" style:parent-style-name="Standard">
      <style:paragraph-properties fo:text-align="justify" style:justify-single-word="false"/>
      <style:text-properties officeooo:rsid="00e6bb46" officeooo:paragraph-rsid="00e6bb46"/>
    </style:style>
    <style:style style:name="P24" style:family="paragraph" style:parent-style-name="Standard">
      <style:paragraph-properties fo:text-align="center" style:justify-single-word="false"/>
      <style:text-properties fo:color="#ffffff" style:font-name="Roboto" fo:font-size="9pt" fo:font-weight="bold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a0c6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666666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oboto regular" fo:font-size="10pt" officeooo:rsid="00cdabac" officeooo:paragraph-rsid="01187e65" style:font-size-asian="10pt" style:font-size-complex="10pt"/>
    </style:style>
    <style:style style:name="P30" style:family="paragraph" style:parent-style-name="Frame_20_contents">
      <style:text-properties fo:color="#ffffff" fo:font-size="10pt" style:font-size-asian="10pt" style:font-size-complex="10pt"/>
    </style:style>
    <style:style style:name="P31" style:family="paragraph" style:parent-style-name="Frame_20_contents">
      <style:paragraph-properties fo:text-align="justify" style:justify-single-word="false"/>
      <style:text-properties fo:color="#ffffff" officeooo:paragraph-rsid="012ad5df"/>
    </style:style>
    <style:style style:name="P32" style:family="paragraph" style:parent-style-name="Footer">
      <style:paragraph-properties fo:text-align="end" style:justify-single-word="false"/>
      <style:text-properties fo:color="#ffffff" fo:font-size="10.5pt" fo:font-weight="bold" style:font-size-asian="10.5pt" style:font-weight-asian="bold" style:font-size-complex="10.5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color="#666666"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666666" style:font-name="Raleway" fo:font-size="7pt" style:text-underline-style="none" officeooo:rsid="00390238" officeooo:paragraph-rsid="00c6926d" fo:background-color="transparent" style:font-size-asian="7pt" style:font-size-complex="7pt"/>
    </style:style>
    <style:style style:name="P35" style:family="paragraph" style:parent-style-name="Table_20_Contents">
      <style:paragraph-properties fo:text-align="end" style:justify-single-word="false"/>
      <style:text-properties fo:color="#666666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36" style:family="paragraph" style:parent-style-name="Table_20_Contents">
      <style:text-properties officeooo:paragraph-rsid="0036b5e1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9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font-size="10pt" style:text-underline-style="none" fo:font-weight="normal" officeooo:rsid="002f9037" officeooo:paragraph-rsid="00e6bb46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justify" style:justify-single-word="false"/>
      <style:text-properties fo:color="#333333" fo:font-size="10pt" officeooo:rsid="00e60cdf" officeooo:paragraph-rsid="00e60cdf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fo:color="#333333" fo:font-size="10pt" officeooo:rsid="00e6bb46" officeooo:paragraph-rsid="00e6bb46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fo:color="#333333" fo:font-size="10pt" style:text-underline-style="none" fo:font-weight="normal" officeooo:rsid="002f9037" officeooo:paragraph-rsid="00e60cdf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fo:color="#333333" fo:font-size="10.5pt" style:text-underline-style="none" fo:font-weight="bold" officeooo:rsid="0021ecd2" officeooo:paragraph-rsid="00d9b487" style:font-size-asian="10.5pt" style:font-weight-asian="bold" style:font-size-complex="10.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333333" fo:font-weight="bold" officeooo:rsid="00d912b0" officeooo:paragraph-rsid="00d912b0" style:font-weight-asian="bold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fo:color="#333333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end" style:justify-single-word="false"/>
      <style:text-properties fo:color="#333333" style:font-name="Roboto" fo:font-size="9pt" officeooo:rsid="0052b304" officeooo:paragraph-rsid="00c69442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fo:color="#333333" style:font-name="Roboto regular" fo:font-size="7pt" officeooo:rsid="001812ca" officeooo:paragraph-rsid="00c6926d" style:font-size-asian="7pt" style:font-size-complex="7pt"/>
    </style:style>
    <style:style style:name="P50" style:family="paragraph" style:parent-style-name="Table_20_Contents">
      <style:paragraph-properties fo:text-align="end" style:justify-single-word="false"/>
      <style:text-properties fo:color="#333333" style:font-name="Roboto regular" fo:font-size="7pt" officeooo:rsid="006ef9c9" officeooo:paragraph-rsid="00c6926d" style:font-size-asian="7pt" style:font-size-complex="7pt"/>
    </style:style>
    <style:style style:name="P51" style:family="paragraph" style:parent-style-name="Table_20_Contents">
      <style:paragraph-properties fo:text-align="end" style:justify-single-word="false"/>
      <style:text-properties fo:color="#333333" style:font-name="Roboto regular" fo:font-size="7pt" fo:font-style="normal" fo:font-weight="normal" officeooo:rsid="008f4abf" officeooo:paragraph-rsid="00c6926d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333333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53" style:family="paragraph" style:parent-style-name="Table_20_Contents">
      <style:text-properties officeooo:paragraph-rsid="00d4ab50"/>
    </style:style>
    <style:style style:name="P54" style:family="paragraph" style:parent-style-name="Table_20_Contents">
      <style:text-properties officeooo:paragraph-rsid="00d9b487"/>
    </style:style>
    <style:style style:name="P55" style:family="paragraph" style:parent-style-name="Table_20_Contents">
      <style:paragraph-properties fo:text-align="justify" style:justify-single-word="false"/>
    </style:style>
    <style:style style:name="P56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57" style:family="paragraph" style:parent-style-name="Table_20_Contents">
      <style:text-properties fo:color="#ffffff" fo:font-size="10.5pt" officeooo:paragraph-rsid="00d4ab50" style:font-size-asian="10.5pt" style:font-size-complex="10.5pt"/>
    </style:style>
    <style:style style:name="P58" style:family="paragraph" style:parent-style-name="Table_20_Contents">
      <style:paragraph-properties fo:text-align="start" style:justify-single-word="false"/>
      <style:text-properties fo:color="#ffffff" fo:font-size="10.5pt" style:text-underline-style="none" fo:font-weight="bold" officeooo:rsid="00facae0" officeooo:paragraph-rsid="00d4ab50" style:font-size-asian="10.5pt" style:font-weight-asian="bold" style:font-size-complex="10.5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ffff" fo:font-weight="bold" officeooo:rsid="00d36e3f" officeooo:paragraph-rsid="00d36e3f" style:font-weight-asian="bold" style:font-weight-complex="bold"/>
    </style:style>
    <style:style style:name="P60" style:family="paragraph" style:parent-style-name="Table_20_Contents">
      <style:paragraph-properties fo:text-align="end" style:justify-single-word="false"/>
      <style:text-properties fo:color="#ffffff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fo:color="#ffffff" style:font-name="Roboto" fo:font-size="9pt" officeooo:rsid="0052b304" officeooo:paragraph-rsid="00c69442" style:font-size-asian="9pt" style:font-size-complex="9pt"/>
    </style:style>
    <style:style style:name="P62" style:family="paragraph" style:parent-style-name="Table_20_Contents">
      <style:paragraph-properties fo:text-align="start" style:justify-single-word="false"/>
      <style:text-properties fo:color="#1c1c1c" style:font-name="Liberation Serif" fo:font-size="10.5pt" style:text-underline-style="none" fo:font-weight="bold" officeooo:rsid="00d9b487" officeooo:paragraph-rsid="00d9b487" style:font-size-asian="10.5pt" style:font-weight-asian="bold" style:font-size-complex="10.5pt" style:font-weight-complex="bold"/>
    </style:style>
    <style:style style:name="P63" style:family="paragraph">
      <style:paragraph-properties fo:text-align="center"/>
    </style:style>
    <style:style style:name="P64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P65" style:family="paragraph">
      <loext:graphic-properties draw:fill-color="#00a0c6"/>
      <style:paragraph-properties fo:text-align="center"/>
    </style:style>
    <style:style style:name="T1" style:family="text">
      <style:text-properties officeooo:rsid="00a51477"/>
    </style:style>
    <style:style style:name="T2" style:family="text">
      <style:text-properties fo:color="#333333" fo:font-size="10.5pt" style:text-underline-style="none" fo:font-weight="bold" officeooo:rsid="00d9b487" style:font-size-asian="10.5pt" style:font-weight-asian="bold" style:font-size-complex="10.5pt" style:font-weight-complex="bold"/>
    </style:style>
    <style:style style:name="T3" style:family="text">
      <style:text-properties style:text-underline-style="none" fo:font-weight="normal" officeooo:rsid="00cdabac" style:font-weight-asian="normal" style:font-weight-complex="normal"/>
    </style:style>
    <style:style style:name="T4" style:family="text">
      <style:text-properties style:text-underline-style="none" fo:font-weight="normal" officeooo:rsid="00e32b9d" style:font-weight-asian="normal" style:font-weight-complex="normal"/>
    </style:style>
    <style:style style:name="T5" style:family="text">
      <style:text-properties style:text-underline-style="none" fo:font-weight="bold" officeooo:rsid="00e32b9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c27a23" style:font-size-asian="10pt" style:font-size-complex="10pt"/>
    </style:style>
    <style:style style:name="T9" style:family="text">
      <style:text-properties fo:font-size="10pt" officeooo:rsid="00e32b9d" style:font-size-asian="10pt" style:font-size-complex="10pt"/>
    </style:style>
    <style:style style:name="T10" style:family="text">
      <style:text-properties fo:font-size="10pt" officeooo:rsid="00e60cdf" style:font-size-asian="10pt" style:font-size-complex="10pt"/>
    </style:style>
    <style:style style:name="T11" style:family="text">
      <style:text-properties fo:font-size="10pt" officeooo:rsid="00e6bb46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a0e313" style:font-weight-asian="bold" style:font-weight-complex="bold"/>
    </style:style>
    <style:style style:name="T14" style:family="text">
      <style:text-properties officeooo:rsid="00cdabac"/>
    </style:style>
    <style:style style:name="T15" style:family="text">
      <style:text-properties fo:font-size="10.5pt" officeooo:rsid="00d665af" style:font-size-asian="10.5pt" style:font-size-complex="10.5pt"/>
    </style:style>
    <style:style style:name="T16" style:family="text">
      <style:text-properties officeooo:rsid="00cf41b0"/>
    </style:style>
    <style:style style:name="T17" style:family="text">
      <style:text-properties officeooo:rsid="00cf4f00"/>
    </style:style>
    <style:style style:name="T18" style:family="text">
      <style:text-properties officeooo:rsid="00d36e3f"/>
    </style:style>
    <style:style style:name="T19" style:family="text">
      <style:text-properties officeooo:rsid="00d5a60d"/>
    </style:style>
    <style:style style:name="T20" style:family="text">
      <style:text-properties officeooo:rsid="00d912b0"/>
    </style:style>
    <style:style style:name="T21" style:family="text">
      <style:text-properties officeooo:rsid="00d9b487"/>
    </style:style>
    <style:style style:name="T22" style:family="text">
      <style:text-properties officeooo:rsid="00e32b9d"/>
    </style:style>
    <style:style style:name="T23" style:family="text">
      <style:text-properties officeooo:rsid="00e5232d"/>
    </style:style>
    <style:style style:name="T24" style:family="text">
      <style:text-properties officeooo:rsid="0110f4be"/>
    </style:style>
    <style:style style:name="T25" style:family="text">
      <style:text-properties fo:color="#00a0c6"/>
    </style:style>
    <style:style style:name="T26" style:family="text">
      <style:text-properties fo:color="#00a0c6" fo:font-weight="bold" officeooo:rsid="01322ced" fo:background-color="#ffffff" loext:char-shading-value="0" style:font-weight-asian="bold" style:font-weight-complex="bold"/>
    </style:style>
    <style:style style:name="T27" style:family="text">
      <style:text-properties fo:color="#00a0c6" fo:font-weight="bold" officeooo:rsid="013c4cc1" fo:background-color="#ffffff" loext:char-shading-value="0" style:font-weight-asian="bold" style:font-weight-complex="bold"/>
    </style:style>
    <style:style style:name="T28" style:family="text">
      <style:text-properties fo:color="#00a0c6" fo:font-weight="bold" officeooo:rsid="01135a6d" style:font-weight-asian="bold" style:font-weight-complex="bold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3" style:family="graphic" style:parent-style-name="Frame">
      <style:graphic-properties style:vertical-pos="top" style:vertical-rel="baseline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a0c6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a0c6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company_id.bf_display_address" text:name="py3o.o.company_id.bf_display_address"/>
        <text:user-field-decl office:value-type="string" office:string-value="o.company_id.phone" text:name="py3o.o.company_id.phone"/>
        <text:user-field-decl office:value-type="string" office:string-value="o.company_id.email" text:name="py3o.o.company_id.email"/>
        <text:user-field-decl office:value-type="string" office:string-value="o.company_id.website" text:name="py3o.o.company_id.website"/>
        <text:user-field-decl office:value-type="string" office:string-value="o.company_id.bf_vat" text:name="py3o.o.company_id.bf_vat"/>
        <text:user-field-decl office:value-type="string" office:string-value="o.name" text:name="py3o.o.name"/>
        <text:user-field-decl office:value-type="string" office:string-value="o.company_id.name" text:name="py3o.o.company_id.nam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zip" text:name="py3o.o.company_id.zip"/>
        <text:user-field-decl office:value-type="string" office:string-value="o.company_id.state_id.code" text:name="py3o.o.company_id.state_id.code"/>
        <text:user-field-decl office:value-type="string" office:string-value="o.company_id.country_id.name" text:name="py3o.o.company_id.country_id.name"/>
        <text:user-field-decl office:value-type="string" office:string-value="o.partner_invoice_id.name" text:name="py3o.o.partner_invoice_id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oduct_uom_qty" text:name="py3o.line.bf_product_uom_qty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tax_id" text:name="py3o.line.bf_tax_id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bf_note" text:name="py3o.o.bf_note"/>
        <text:user-field-decl office:value-type="string" office:string-value="o.payment_term_id.name" text:name="py3o.o.payment_term_id.name"/>
        <text:user-field-decl office:value-type="string" office:string-value="o.fiscal_position_id.bf_note" text:name="py3o.o.fiscal_position_id.bf_note"/>
        <text:user-field-decl office:value-type="string" office:string-value="o.partner_invoice_id.bf_display_address" text:name="py3o.o.partner_invoice_id.bf_display_address"/>
        <text:user-field-decl office:value-type="string" office:string-value="iphone" text:name="py3o.iphone"/>
        <text:user-field-decl office:value-type="string" office:string-value="o.partner_invoice_id.phone" text:name="py3o.o.partner_invoice_id.phone"/>
        <text:user-field-decl office:value-type="string" office:string-value="o.partner_shipping_id.phone" text:name="py3o.o.partner_shipping_id.phone"/>
        <text:user-field-decl office:value-type="string" office:string-value="o.partner_shipping_id.bf_display_address" text:name="py3o.o.partner_shipping_id.bf_display_address"/>
        <text:user-field-decl office:value-type="string" office:string-value="o.partner_id.bf_display_address" text:name="py3o.o.partner_id.bf_display_address"/>
        <text:user-field-decl office:value-type="string" office:string-value="o.vat_label_full" text:name="py3o.o.vat_label_full"/>
        <text:user-field-decl office:value-type="string" office:string-value="o.bf_state" text:name="py3o.o.bf_state"/>
        <text:user-field-decl office:value-type="string" office:string-value="o.bf_confirmation_date" text:name="py3o.o.bf_confirmation_date"/>
        <text:user-field-decl office:value-type="string" office:string-value="o.client_order_ref" text:name="py3o.o.client_order_ref"/>
        <text:user-field-decl office:value-type="string" office:string-value="o.incoterm.name" text:name="py3o.o.incoterm.name"/>
        <text:user-field-decl office:value-type="string" office:string-value="o.bf_date_order" text:name="py3o.o.bf_date_order"/>
        <text:user-field-decl office:value-type="string" office:string-value="o.bf_validity_date" text:name="py3o.o.bf_validity_date"/>
        <text:user-field-decl office:value-type="string" office:string-value="line.product_id.name" text:name="py3o.line.product_id.name"/>
        <text:user-field-decl office:value-type="string" office:string-value="o.company_id.report_footer" text:name="py3o.o.company_id.report_footer"/>
        <text:user-field-decl office:value-type="string" office:string-value="o.company_id.bf_footer_line" text:name="py3o.o.company_id.bf_footer_line"/>
        <text:user-field-decl office:value-type="string" office:string-value="display_address_without_company" text:name="py3o.o.company_id.bf_display_address_without_company"/>
        <text:user-field-decl office:value-type="string" office:string-value="ipushpin" text:name="py3o.ipushpin"/>
        <text:user-field-decl office:value-type="string" office:string-value="display_address_without_company_line" text:name="py3o.o.company_id.bf_display_address_without_company_line"/>
      </text:user-field-decls>
      <text:p text:style-name="P5"><text:user-field-get text:name="py3o.o.company_id.name">o.company_id.name</text:user-field-get></text:p>
      <text:p text:style-name="P5"><text:user-field-get text:name="py3o.o.company_id.street">o.company_id.street</text:user-field-get></text:p>
      <text:p text:style-name="P5"><text:user-field-get text:name="py3o.o.company_id.city">o.company_id.city</text:user-field-get> <text:user-field-get text:name="py3o.o.company_id.state_id.code">o.company_id.state_id.code</text:user-field-get> <text:user-field-get text:name="py3o.o.company_id.zip">o.company_id.zip</text:user-field-get></text:p>
      <text:p text:style-name="P6"><draw:line text:anchor-type="paragraph" draw:z-index="12" draw:name="Forma1" draw:style-name="gr3" draw:text-style-name="P65" svg:x1="0.012cm" svg:y1="0.42cm" svg:x2="6.438cm" svg:y2="0.42cm"><text:p/></draw:line><text:user-field-get text:name="py3o.o.company_id.country_id.name">o.company_id.country_id.name</text:user-field-get>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Table_20_Contents"><text:a xlink:type="simple" xlink:href="py3o://if=%22o.partner_shipping_id.id%20==%20o.partner_invoice_id.id%22" text:style-name="Internet_20_link" text:visited-style-name="Visited_20_Internet_20_Link"><text:span text:style-name="T18">if="o.partner_shipping_id.id == o.partner_invoice_id.id"</text:span></text:a></text:p>
            <text:p text:style-name="P59">Invoicing and shipping address:</text:p>
            <text:p text:style-name="Table_20_Contents"><text:a xlink:type="simple" xlink:href="py3o:///if" text:style-name="Internet_20_link" text:visited-style-name="Visited_20_Internet_20_Link"><text:span text:style-name="T18">if</text:span></text:a></text:p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18">if="o.partner_shipping_id.id != o.partner_invoice_id.id"</text:span></text:a></text:p>
            <text:p text:style-name="P59">Invoicing address:</text:p>
            <text:p text:style-name="Table_20_Contents"><text:a xlink:type="simple" xlink:href="py3o:///if" text:style-name="Internet_20_link" text:visited-style-name="Visited_20_Internet_20_Link"><text:span text:style-name="T18">if</text:span></text:a></text:p>
          </table:table-cell>
          <table:table-cell table:style-name="Tabla3.B1" office:value-type="string">
            <text:p text:style-name="P46">Shipping address:</text:p>
          </table:table-cell>
          <table:table-cell table:style-name="Tabla3.C1" table:number-rows-spanned="2" office:value-type="string">
            <text:p text:style-name="P45"><text:user-field-get text:name="py3o.o.partner_id.bf_display_address">o.partner_id.bf_display_address</text:user-field-get></text:p>
            <text:p text:style-name="P54"><text:a xlink:type="simple" xlink:href="py3o://if=%22o.partner_id.vat%22" text:style-name="Internet_20_link" text:visited-style-name="Visited_20_Internet_20_Link"><text:span text:style-name="T2">if="o.partner_id.vat"</text:span></text:a></text:p>
            <text:p text:style-name="P62"><text:user-field-get text:name="py3o.o.vat_label_full">o.vat_label_full</text:user-field-get></text:p>
            <text:p text:style-name="P54"><text:a xlink:type="simple" xlink:href="py3o:///if" text:style-name="Internet_20_link" text:visited-style-name="Visited_20_Internet_20_Link"><text:span text:style-name="T21">if</text:span></text:a></text:p>
          </table:table-cell>
        </table:table-row>
        <table:table-row table:style-name="Tabla3.2">
          <table:table-cell table:style-name="Tabla3.A2" office:value-type="string">
            <text:p text:style-name="P57"><text:user-field-get text:name="py3o.o.partner_invoice_id.bf_display_address">o.partner_invoice_id.bf_display_address</text:user-field-get></text:p>
            <text:p text:style-name="P53"><text:a xlink:type="simple" xlink:href="py3o://if=%22o.partner_invoice_id.phone%22" text:style-name="Internet_20_link" text:visited-style-name="Visited_20_Internet_20_Link"><text:span text:style-name="T15">if="o.partner_invoice_id.phone"</text:span></text:a></text:p>
            <text:p text:style-name="P58"><text:span text:style-name="T6"><text:user-field-get text:name="py3o.iphone">iphone</text:user-field-get></text:span> <text:span text:style-name="T6"><text:user-field-get text:name="py3o.o.partner_invoice_id.phone">o.partner_invoice_id.phone</text:user-field-get></text:span></text:p>
            <text:p text:style-name="P53"><text:a xlink:type="simple" xlink:href="py3o:///if" text:style-name="Internet_20_link" text:visited-style-name="Visited_20_Internet_20_Link"><text:span text:style-name="T19">if</text:span></text:a></text:p>
          </table:table-cell>
          <table:table-cell table:style-name="Tabla3.B2" office:value-type="string">
            <text:p text:style-name="Table_20_Contents"><text:a xlink:type="simple" xlink:href="py3o://if=%22o.partner_shipping_id.id%20!=%20o.partner_invoice_id.id%22" text:style-name="Internet_20_link" text:visited-style-name="Visited_20_Internet_20_Link"><text:span text:style-name="T20">if="o.partner_shipping_id.id != o.partner_invoice_id.id"</text:span></text:a></text:p>
            <text:p text:style-name="P21"><text:user-field-get text:name="py3o.o.partner_shipping_id.bf_display_address">o.partner_shipping_id.bf_display_address</text:user-field-get></text:p>
            <text:p text:style-name="P21"><text:user-field-get text:name="py3o.iphone">iphone</text:user-field-get> <text:user-field-get text:name="py3o.o.partner_shipping_id.phone">o.partner_shipping_id.phone</text:user-field-get></text:p>
            <text:p text:style-name="Table_20_Contents"><text:a xlink:type="simple" xlink:href="py3o:///if" text:style-name="Internet_20_link" text:visited-style-name="Visited_20_Internet_20_Link"><text:span text:style-name="T20">if</text:span></text:a></text:p>
          </table:table-cell>
          <table:covered-table-cell/>
        </table:table-row>
      </table:table>
      <text:p text:style-name="P12"/>
      <text:p text:style-name="P22"><text:a xlink:type="simple" xlink:href="py3o://if=%22o.state%20!=%20'cancel'%22" text:style-name="Internet_20_link" text:visited-style-name="Visited_20_Internet_20_Link"><text:span text:style-name="T4">if="o.state != 'cancel'"</text:span></text:a></text:p>
      <text:p text:style-name="P2">Order # <text:user-field-get text:name="py3o.o.name">o.name</text:user-field-get> <draw:frame draw:style-name="fr2" draw:name="Marco1" text:anchor-type="as-char" svg:width="2.281cm" draw:z-index="10"><draw:text-box fo:min-height="0.601cm"><text:p text:style-name="P7"><text:user-field-get text:name="py3o.o.bf_state">o.bf_state</text:user-field-get></text:p></draw:text-box></draw:frame></text:p>
      <text:p text:style-name="P14"><text:a xlink:type="simple" xlink:href="py3o:///if" text:style-name="Internet_20_link" text:visited-style-name="Visited_20_Internet_20_Link"><text:span text:style-name="T5">if</text:span></text:a></text:p>
      <text:p text:style-name="P14"><text:a xlink:type="simple" xlink:href="py3o://if=%22o.state%20==%20'cancel'%22" text:style-name="Internet_20_link" text:visited-style-name="Visited_20_Internet_20_Link"><text:span text:style-name="T5">if="o.state == 'cancel'"</text:span></text:a></text:p>
      <text:p text:style-name="P3">Order <text:span text:style-name="T23">Cancel</text:span> # <text:user-field-get text:name="py3o.o.name">o.name</text:user-field-get> <draw:frame draw:style-name="fr2" draw:name="Marco2" text:anchor-type="as-char" svg:width="2.281cm" draw:z-index="11"><draw:text-box fo:min-height="0.601cm"><text:p text:style-name="P7"><text:user-field-get text:name="py3o.o.bf_state">o.bf_state</text:user-field-get></text:p></draw:text-box></draw:frame></text:p>
      <text:p text:style-name="P14"><text:a xlink:type="simple" xlink:href="py3o:///if" text:style-name="Internet_20_link" text:visited-style-name="Visited_20_Internet_20_Link"><text:span text:style-name="T22">if</text:span></text:a></text:p>
      <text:p text:style-name="P14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>
                <table:table-cell table:style-name="Tabla5.A1" office:value-type="string">
                  <text:p text:style-name="P55"><text:a xlink:type="simple" xlink:href="py3o://if=%22o.client_order_ref%22" text:style-name="Internet_20_link" text:visited-style-name="Visited_20_Internet_20_Link"><text:span text:style-name="T10">if="o.client_order_ref"</text:span></text:a></text:p>
                </table:table-cell>
                <table:table-cell table:style-name="Tabla5.A1" office:value-type="string">
                  <text:p text:style-name="P38"/>
                </table:table-cell>
              </table:table-row>
              <table:table-row>
                <table:table-cell table:style-name="Tabla5.A1" office:value-type="string">
                  <text:p text:style-name="P42">Your Reference:</text:p>
                </table:table-cell>
                <table:table-cell table:style-name="Tabla5.A1" office:value-type="string">
                  <text:p text:style-name="P44"><text:user-field-get text:name="py3o.o.client_order_ref">o.client_order_ref</text:user-field-get></text:p>
                </table:table-cell>
              </table:table-row>
              <table:table-row>
                <table:table-cell table:style-name="Tabla5.A1" office:value-type="string">
                  <text:p text:style-name="P1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38"/>
                </table:table-cell>
              </table:table-row>
              <table:table-row>
                <table:table-cell table:style-name="Tabla5.A1" office:value-type="string">
                  <text:p text:style-name="P55"><text:a xlink:type="simple" xlink:href="py3o://if=%22o.payment_term_id%22" text:style-name="Internet_20_link" text:visited-style-name="Visited_20_Internet_20_Link"><text:span text:style-name="T10">if="o.payment_term_id"</text:span></text:a></text:p>
                </table:table-cell>
                <table:table-cell table:style-name="Tabla5.A1" office:value-type="string">
                  <text:p text:style-name="P38"/>
                </table:table-cell>
              </table:table-row>
              <table:table-row>
                <table:table-cell table:style-name="Tabla5.A1" office:value-type="string">
                  <text:p text:style-name="P42">Payment Terms:</text:p>
                </table:table-cell>
                <table:table-cell table:style-name="Tabla5.A1" office:value-type="string">
                  <text:p text:style-name="P8"><text:user-field-get text:name="py3o.o.payment_term_id.name">o.payment_term_id.name</text:user-field-get></text:p>
                </table:table-cell>
              </table:table-row>
              <table:table-row>
                <table:table-cell table:style-name="Tabla5.A1" office:value-type="string">
                  <text:p text:style-name="P1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38"/>
                </table:table-cell>
              </table:table-row>
              <table:table-row>
                <table:table-cell table:style-name="Tabla5.A1" office:value-type="string">
                  <text:p text:style-name="P55"><text:a xlink:type="simple" xlink:href="py3o://if=%22hasattr(o,%20'incoterm')%20and%20o.incoterm%22" text:style-name="Internet_20_link" text:visited-style-name="Visited_20_Internet_20_Link"><text:span text:style-name="T10">if="hasattr(o, 'incoterm') and o.incoterm"</text:span></text:a></text:p>
                </table:table-cell>
                <table:table-cell table:style-name="Tabla5.A1" office:value-type="string">
                  <text:p text:style-name="P38"/>
                </table:table-cell>
              </table:table-row>
              <table:table-row>
                <table:table-cell table:style-name="Tabla5.A1" office:value-type="string">
                  <text:p text:style-name="P42">Incoterms:</text:p>
                </table:table-cell>
                <table:table-cell table:style-name="Tabla5.A1" office:value-type="string">
                  <text:p text:style-name="P44"><text:user-field-get text:name="py3o.o.incoterm.name">o.incoterm.name</text:user-field-get></text:p>
                </table:table-cell>
              </table:table-row>
              <table:table-row>
                <table:table-cell table:style-name="Tabla5.A1" office:value-type="string">
                  <text:p text:style-name="P16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5.A1" office:value-type="string">
                  <text:p text:style-name="P38"/>
                </table:table-cell>
              </table:table-row>
            </table:table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>
                <table:table-cell table:style-name="Tabla6.A1" office:value-type="string">
                  <text:p text:style-name="P55"><text:a xlink:type="simple" xlink:href="py3o://if=%22o.state%20not%20in%20('sale',%20'done')%22" text:style-name="Internet_20_link" text:visited-style-name="Visited_20_Internet_20_Link"><text:span text:style-name="T11">if="o.state not in ('sale', 'done')"</text:span></text:a></text:p>
                </table:table-cell>
                <table:table-cell table:style-name="Tabla6.A1" office:value-type="string">
                  <text:p text:style-name="P38"/>
                </table:table-cell>
              </table:table-row>
              <table:table-row>
                <table:table-cell table:style-name="Tabla6.A1" office:value-type="string">
                  <text:p text:style-name="P43">Quotation Date:</text:p>
                </table:table-cell>
                <table:table-cell table:style-name="Tabla6.A1" office:value-type="string">
                  <text:p text:style-name="P33"><text:user-field-get text:name="py3o.o.bf_date_order">o.bf_date_order</text:user-field-get></text:p>
                </table:table-cell>
              </table:table-row>
              <table:table-row>
                <table:table-cell table:style-name="Tabla6.A1" office:value-type="string">
                  <text:p text:style-name="P56"><text:a xlink:type="simple" xlink:href="py3o://if=%22o.validity_date%22" text:style-name="Internet_20_link" text:visited-style-name="Visited_20_Internet_20_Link"><text:span text:style-name="T11">if="o.validity_date"</text:span></text:a></text:p>
                </table:table-cell>
                <table:table-cell table:style-name="Tabla6.A1" office:value-type="string">
                  <text:p text:style-name="P38"/>
                </table:table-cell>
              </table:table-row>
              <table:table-row>
                <table:table-cell table:style-name="Tabla6.A1" office:value-type="string">
                  <text:p text:style-name="P43">Expiry Date:</text:p>
                </table:table-cell>
                <table:table-cell table:style-name="Tabla6.A1" office:value-type="string">
                  <text:p text:style-name="P33"><text:user-field-get text:name="py3o.o.bf_validity_date">o.bf_validity_date</text:user-field-get></text:p>
                </table:table-cell>
              </table:table-row>
              <table:table-row>
                <table:table-cell table:style-name="Tabla6.A1" office:value-type="string">
                  <text:p text:style-name="P23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41"/>
                </table:table-cell>
              </table:table-row>
              <table:table-row>
                <table:table-cell table:style-name="Tabla6.A1" office:value-type="string">
                  <text:p text:style-name="P1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38"/>
                </table:table-cell>
              </table:table-row>
              <table:table-row>
                <table:table-cell table:style-name="Tabla6.A1" office:value-type="string">
                  <text:p text:style-name="P55"><text:a xlink:type="simple" xlink:href="py3o://if=%22o.user_id%22" text:style-name="Internet_20_link" text:visited-style-name="Visited_20_Internet_20_Link"><text:span text:style-name="T11">if="o.user_id"</text:span></text:a></text:p>
                </table:table-cell>
                <table:table-cell table:style-name="Tabla6.A1" office:value-type="string">
                  <text:p text:style-name="P38"/>
                </table:table-cell>
              </table:table-row>
              <table:table-row>
                <table:table-cell table:style-name="Tabla6.A1" office:value-type="string">
                  <text:p text:style-name="P43">Salesperson:</text:p>
                </table:table-cell>
                <table:table-cell table:style-name="Tabla6.A1" office:value-type="string">
                  <text:p text:style-name="P33"><text:user-field-get text:name="py3o.o.user_id.name">o.user_id.name</text:user-field-get></text:p>
                </table:table-cell>
              </table:table-row>
              <table:table-row>
                <table:table-cell table:style-name="Tabla6.A1" office:value-type="string">
                  <text:p text:style-name="P17"><text:a xlink:type="simple" xlink:href="py3o:///if" text:style-name="Internet_20_link" text:visited-style-name="Visited_20_Internet_20_Link"><text:span text:style-name="T9">if</text:span></text:a></text:p>
                </table:table-cell>
                <table:table-cell table:style-name="Tabla6.A1" office:value-type="string">
                  <text:p text:style-name="P38"/>
                </table:table-cell>
              </table:table-row>
            </table:table>
            <text:p text:style-name="P55"/>
          </table:table-cell>
        </table:table-row>
      </table:table>
      <text:p text:style-name="P11"/>
      <text:p text:style-name="P2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24">#</text:p>
            </table:table-cell>
            <table:table-cell table:style-name="Tabla1.B1" office:value-type="string">
              <text:p text:style-name="P24">DESCRIPTION</text:p>
            </table:table-cell>
            <table:table-cell table:style-name="Tabla1.B1" office:value-type="string">
              <text:p text:style-name="P24">IMAGE</text:p>
            </table:table-cell>
            <table:table-cell table:style-name="Tabla1.B1" office:value-type="string">
              <text:p text:style-name="P24">Q<text:span text:style-name="T24">TY</text:span></text:p>
            </table:table-cell>
            <table:table-cell table:style-name="Tabla1.B1" office:value-type="string">
              <text:p text:style-name="P24">U. P<text:span text:style-name="T24">RICE</text:span></text:p>
            </table:table-cell>
            <table:table-cell table:style-name="Tabla1.B1" office:value-type="string">
              <text:p text:style-name="P24">D<text:span text:style-name="T24">ISC</text:span>.(%)</text:p>
            </table:table-cell>
            <table:table-cell table:style-name="Tabla1.B1" office:value-type="string">
              <text:p text:style-name="P24">TAXES</text:p>
            </table:table-cell>
            <table:table-cell table:style-name="Tabla1.B1" office:value-type="string">
              <text:p text:style-name="P24">PRICE</text:p>
            </table:table-cell>
          </table:table-row>
        </table:table-header-rows>
        <table:table-row>
          <table:table-cell table:style-name="Tabla1.A2" table:number-columns-spanned="8" office:value-type="string">
            <text:p text:style-name="P36"><text:a xlink:type="simple" xlink:href="py3o://for=%22line_count,%20line%20in%20enumerate(o.order_line,%201)%22" text:style-name="Internet_20_link" text:visited-style-name="Visited_20_Internet_20_Link"><text:span text:style-name="T8">for="line_count, line in enumerate(o.order_line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52"><text:user-field-get text:name="py3o.line_count">i</text:user-field-get></text:p>
          </table:table-cell>
          <table:table-cell table:style-name="Tabla1.B3" office:value-type="string">
            <text:p text:style-name="P47"><text:user-field-get text:name="py3o.line.product_id.name">line.product_id.name</text:user-field-get></text:p>
            <text:p text:style-name="P34"><text:user-field-get text:name="py3o.line.bf_name">line.bf_name</text:user-field-get></text:p>
          </table:table-cell>
          <table:table-cell table:style-name="Tabla1.C3" office:value-type="string">
            <text:p text:style-name="P37"><draw:frame draw:style-name="fr3" draw:name="py3o.image(line.image_medium, 'png', width='1cm', height='1cm', isb64=True)" text:anchor-type="as-char" svg:width="1.131cm" draw:z-index="7"><draw:text-box fo:min-height="0.79cm"><text:p text:style-name="Frame_20_contents"/></draw:text-box></draw:frame></text:p>
          </table:table-cell>
          <table:table-cell table:style-name="Tabla1.D3" office:value-type="string">
            <text:p text:style-name="P49"><text:user-field-get text:name="py3o.line.bf_product_uom_qty">line.bf_product_uom_qty</text:user-field-get></text:p>
          </table:table-cell>
          <table:table-cell table:style-name="Tabla1.E3" office:value-type="string">
            <text:p text:style-name="P51"><text:user-field-get text:name="py3o.line.bf_price_unit">line.bf_price_unit</text:user-field-get></text:p>
          </table:table-cell>
          <table:table-cell table:style-name="Tabla1.D3" office:value-type="string">
            <text:p text:style-name="P50"><text:user-field-get text:name="py3o.line.bf_discount">line.bf_discount</text:user-field-get></text:p>
          </table:table-cell>
          <table:table-cell table:style-name="Tabla1.G3" office:value-type="string">
            <text:p text:style-name="P10"><text:user-field-get text:name="py3o.line.bf_tax_id">line.bf_tax_id</text:user-field-get></text:p>
          </table:table-cell>
          <table:table-cell table:style-name="Tabla1.D3" office:value-type="string">
            <text:p text:style-name="P50"><text:user-field-get text:name="py3o.line.bf_price_subtotal">line.bf_price_subtotal</text:user-field-get></text:p>
          </table:table-cell>
        </table:table-row>
        <text:soft-page-break/>
        <table:table-row>
          <table:table-cell table:style-name="Tabla1.A4" table:number-columns-spanned="8" office:value-type="string">
            <text:p text:style-name="P36"><text:a xlink:type="simple" xlink:href="py3o:///for" text:style-name="Internet_20_link" text:visited-style-name="Visited_20_Internet_20_Link"><text:span text:style-name="T7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48"><text:span text:style-name="T13">Total Without Taxes</text:span><text:span text:style-name="T12">:</text:span> </text:p>
          </table:table-cell>
          <table:covered-table-cell/>
          <table:table-cell table:style-name="Tabla1.H5" office:value-type="string">
            <text:p text:style-name="P35"><text:user-field-get text:name="py3o.o.bf_amount_untaxed">o.bf_amount_untaxed</text:user-field-get></text:p>
          </table:table-cell>
        </table:table-row>
        <table:table-row>
          <table:table-cell table:style-name="Tabla1.A6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48"><text:span text:style-name="T13">Taxes:</text:span> </text:p>
          </table:table-cell>
          <table:covered-table-cell/>
          <table:table-cell table:style-name="Tabla1.H6" office:value-type="string">
            <text:p text:style-name="P35"><text:user-field-get text:name="py3o.o.bf_amount_tax">o.bf_amount_tax</text:user-field-get></text:p>
          </table:table-cell>
        </table:table-row>
        <table:table-row>
          <table:table-cell table:style-name="Tabla1.A7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61"><text:span text:style-name="T13">Total:</text:span> </text:p>
          </table:table-cell>
          <table:covered-table-cell/>
          <table:table-cell table:style-name="Tabla1.F7" office:value-type="string">
            <text:p text:style-name="P60"><text:user-field-get text:name="py3o.o.bf_amount_total">o.bf_amount_total</text:user-field-get></text:p>
          </table:table-cell>
        </table:table-row>
      </table:table>
      <text:p text:style-name="P18"/>
      <text:p text:style-name="P15"><text:a xlink:type="simple" xlink:href="py3o://if=%22o.payment_term_id%22" text:style-name="Internet_20_link" text:visited-style-name="Visited_20_Internet_20_Link"><text:span text:style-name="T16">if="o.payment_term_id"</text:span></text:a></text:p>
      <text:p text:style-name="P25">Payment Terms:</text:p>
      <text:p text:style-name="P26"><text:user-field-get text:name="py3o.o.payment_term_id.name">o.payment_term_id.name</text:user-field-get></text:p>
      <text:p text:style-name="P15"><text:a xlink:type="simple" xlink:href="py3o:///if" text:style-name="Internet_20_link" text:visited-style-name="Visited_20_Internet_20_Link"><text:span text:style-name="T16">if</text:span></text:a></text:p>
      <text:p text:style-name="P15"/>
      <text:p text:style-name="P15"><text:a xlink:type="simple" xlink:href="py3o://if=%22o.fiscal_position_id.note%22" text:style-name="Internet_20_link" text:visited-style-name="Visited_20_Internet_20_Link"><text:span text:style-name="T17">if="o.fiscal_position_id.note"</text:span></text:a></text:p>
      <text:p text:style-name="P28"><text:span text:style-name="T27">Fiscal Position Remark</text:span><text:span text:style-name="T26">:</text:span></text:p>
      <text:p text:style-name="P27"><text:user-field-get text:name="py3o.o.fiscal_position_id.bf_note">o.fiscal_position_id.bf_note</text:user-field-get></text:p>
      <text:p text:style-name="P15"><text:a xlink:type="simple" xlink:href="py3o:///if" text:style-name="Internet_20_link" text:visited-style-name="Visited_20_Internet_20_Link"><text:span text:style-name="T17">if</text:span></text:a></text:p>
      <text:p text:style-name="P15"/>
      <text:p text:style-name="P19"><text:a xlink:type="simple" xlink:href="py3o://if=%22o.note%22" text:style-name="Internet_20_link" text:visited-style-name="Visited_20_Internet_20_Link"><text:span text:style-name="T3">if="o.note"</text:span></text:a></text:p>
      <text:p text:style-name="P13"><draw:custom-shape text:anchor-type="char" draw:z-index="9" draw:name="Freeform 39" draw:style-name="gr2" draw:text-style-name="P64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29"><text:span text:style-name="T28">Terms &amp; Conditions</text:span><text:span text:style-name="T25">:</text:span></text:p>
      <text:p text:style-name="P9"><text:user-field-get text:name="py3o.o.bf_note">o.bf_note</text:user-field-get></text:p>
      <text:p text:style-name="P19"><text:a xlink:type="simple" xlink:href="py3o:///if" text:style-name="Internet_20_link" text:visited-style-name="Visited_20_Internet_20_Link"><text:span text:style-name="T14">if</text:span>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aleway" svg:font-family="Raleway"/>
    <style:font-face style:name="Roboto" svg:font-family="Roboto"/>
    <style:font-face style:name="Roboto regular" svg:font-family="'Roboto regular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style:font-name="Liberation Serif" fo:font-size="8pt" fo:letter-spacing="0.014cm" fo:font-style="normal" style:text-underline-style="none" fo:font-weight="normal" officeooo:rsid="00b1beea" officeooo:paragraph-rsid="001dd922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rame_20_contents">
      <style:text-properties fo:color="#ffffff"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  <style:text-properties fo:color="#ffffff" fo:font-size="10.5pt" fo:font-weight="bold" style:font-size-asian="10.5pt" style:font-weight-asian="bold" style:font-size-complex="10.5pt" style:font-weight-complex="bold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gr1" style:family="graphic">
      <style:graphic-properties svg:stroke-width="0.049cm" svg:stroke-color="#00a0c6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o.company_id.report_header" text:name="py3o.o.company_id.report_header"/>
        </text:user-field-decls>
        <text:p text:style-name="MP1"><draw:frame draw:style-name="Mfr1" draw:name="Imagen2" text:anchor-type="paragraph" svg:x="0.333cm" svg:y="-1.155cm" svg:width="4.503cm" svg:height="1.903cm" draw:z-index="3"><draw:image xlink:href="Pictures/10000201000001AA000000B4FB0793EC51971BC2.png" xlink:type="simple" xlink:show="embed" xlink:actuate="onLoad"/></draw:frame><draw:line text:anchor-type="paragraph" draw:z-index="5" draw:name="Forma2" draw:style-name="Mgr1" draw:text-style-name="MP2" svg:x1="16.094cm" svg:y1="-0.198cm" svg:x2="16.094cm" svg:y2="0.501cm"><text:p/></draw:line><draw:frame draw:style-name="Mfr2" draw:name="Imagen1" text:anchor-type="paragraph" svg:x="-0.993cm" svg:y="25.347cm" svg:width="20.994cm" svg:height="2.854cm" draw:z-index="1"><draw:image xlink:href="Pictures/100002010000051C000000B2D940E7FB94A3BC88.png" xlink:type="simple" xlink:show="embed" xlink:actuate="onLoad"/></draw:frame><text:user-field-get text:name="py3o.o.company_id.report_header">o.company_id.report_header</text:user-field-get></text:p>
      </style:header>
      <style:footer>
        <text:p text:style-name="Footer"><draw:frame draw:style-name="Mfr3" draw:name="Marco3" text:anchor-type="paragraph" svg:x="9.299cm" svg:y="0.049cm" draw:z-index="8"><draw:text-box fo:min-height="0.499cm" fo:min-width="6.5cm"><text:p text:style-name="MP3"><text:user-field-get text:name="py3o.o.company_id.bf_report_footer">o.company_id.bf_report_footer</text:user-field-get></text:p></draw:text-box></draw:frame></text:p>
        <text:p text:style-name="MP4"><text:span text:style-name="MT1"><text:page-number text:select-page="current">2</text:page-number></text:span><text:span text:style-name="MT1"> </text:span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23:32:03.699877901</meta:creation-date>
    <meta:generator>LibreOffice/5.1.6.2$Linux_X86_64 LibreOffice_project/10m0$Build-2</meta:generator>
    <dc:date>2020-04-22T16:41:23.461345126</dc:date>
    <meta:editing-duration>P2DT21H53M6S</meta:editing-duration>
    <meta:editing-cycles>266</meta:editing-cycles>
    <meta:document-statistic meta:table-count="5" meta:image-count="2" meta:object-count="0" meta:page-count="2" meta:paragraph-count="95" meta:word-count="143" meta:character-count="1630" meta:non-whitespace-character-count="1576"/>
  </office:meta>
</office:document-meta>
</file>